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94ac" officeooo:paragraph-rsid="000f94ac"/>
    </style:style>
    <style:style style:name="P2" style:family="paragraph" style:parent-style-name="Standard">
      <style:paragraph-properties fo:text-align="center" style:justify-single-word="false"/>
      <style:text-properties officeooo:rsid="000f94ac" officeooo:paragraph-rsid="000f94ac"/>
    </style:style>
    <style:style style:name="P3" style:family="paragraph" style:parent-style-name="Standard">
      <style:text-properties fo:font-weight="normal" officeooo:rsid="000f94ac" officeooo:paragraph-rsid="000f94ac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f94ac" officeooo:paragraph-rsid="000f94ac" style:font-size-asian="15pt" style:font-weight-asian="bold" style:font-size-complex="15pt" style:font-weight-complex="bold"/>
    </style:style>
    <style:style style:name="P5" style:family="paragraph" style:parent-style-name="Standard">
      <style:text-properties fo:font-weight="bold" officeooo:rsid="000f94ac" officeooo:paragraph-rsid="000f94ac" style:font-weight-asian="bold" style:font-weight-complex="bold"/>
    </style:style>
    <style:style style:name="P6" style:family="paragraph" style:parent-style-name="Standard">
      <style:text-properties fo:color="#00a933" fo:font-weight="normal" officeooo:rsid="000f94ac" officeooo:paragraph-rsid="000f94a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/>
    </style:style>
    <style:style style:name="T3" style:family="text">
      <style:text-properties fo:color="#00a9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No :3 </text:p>
      <text:p text:style-name="P2">Topic : Web Application Development Lab</text:p>
      <text:p text:style-name="P2">Date: 10/03/23.</text:p>
      <text:p text:style-name="P1"/>
      <text:p text:style-name="P4">“GitHub”</text:p>
      <text:p text:style-name="P1">----------------------------------------------------------------------------------------------------------------------</text:p>
      <text:p text:style-name="P1">pl-20@pl20-OptiPlex-3020:~$ <text:span text:style-name="T1">sudo apt update</text:span></text:p>
      <text:p text:style-name="P1">pl-20@pl20-OptiPlex-3020:~$ <text:span text:style-name="T1">sudo apt install git</text:span></text:p>
      <text:p text:style-name="P1">pl-20@pl20-OptiPlex-3020:~$ <text:span text:style-name="T1">git –version</text:span></text:p>
      <text:p text:style-name="P5"/>
      <text:p text:style-name="P1">git version 2.25.1</text:p>
      <text:p text:style-name="P1"/>
      <text:p text:style-name="P1">pl-20@pl20-OptiPlex-3020:~$ <text:span text:style-name="T1">git config --global user.name "OmShewale"</text:span></text:p>
      <text:p text:style-name="P1">pl-20@pl20-OptiPlex-3020:~$ <text:span text:style-name="T1">git config --global user.email "</text:span><text:a xlink:type="simple" xlink:href="mailto:kbtug20255@kbtcoe.org" text:style-name="Internet_20_link" text:visited-style-name="Visited_20_Internet_20_Link"><text:span text:style-name="T1">kbtug20255@kbtcoe.org</text:span></text:a><text:span text:style-name="T1">"</text:span></text:p>
      <text:p text:style-name="P5"/>
      <text:p text:style-name="P1">pl-20@pl20-OptiPlex-3020:~$ <text:span text:style-name="T1">nano ~/.gitconfig</text:span></text:p>
      <text:p text:style-name="P3">[user]</text:p>
      <text:p text:style-name="P3"><text:s text:c="8"/>name = OmShewale</text:p>
      <text:p text:style-name="P3"><text:s text:c="8"/>email = <text:a xlink:type="simple" xlink:href="mailto:kbtug20255@kbtcoe.org" text:style-name="Internet_20_link" text:visited-style-name="Visited_20_Internet_20_Link">kbtug20255@kbtcoe.org</text:a></text:p>
      <text:p text:style-name="P3"/>
      <text:p text:style-name="P3">pl-20@pl20-OptiPlex-3020:~$<text:span text:style-name="T1"> git clone https://github.com/OmShewale/Fast.git</text:span></text:p>
      <text:p text:style-name="P3">Cloning into 'Fast'...</text:p>
      <text:p text:style-name="P3">warning: You appear to have cloned an empty repository.</text:p>
      <text:p text:style-name="P3"/>
      <text:p text:style-name="P3">pl-20@pl20-OptiPlex-3020:~$ <text:span text:style-name="T1">cd Fast</text:span></text:p>
      <text:p text:style-name="P5"/>
      <text:p text:style-name="P3">pl-20@pl20-OptiPlex-3020:~/Fast$ <text:span text:style-name="T1">git status</text:span></text:p>
      <text:p text:style-name="P3">On branch master</text:p>
      <text:p text:style-name="P3">No commits yet</text:p>
      <text:p text:style-name="P3">Untracked files:</text:p>
      <text:p text:style-name="P3"><text:s text:c="2"/>(use "git add &lt;file&gt;..." to include in what will be committed)</text:p>
      <text:p text:style-name="P3"><text:tab/><text:span text:style-name="T2">index.html</text:span></text:p>
      <text:p text:style-name="P3">nothing added to commit but untracked files present (use "git add" to track)</text:p>
      <text:p text:style-name="P3"/>
      <text:p text:style-name="P3">pl-20@pl20-OptiPlex-3020:~/Fast$ <text:span text:style-name="T1">git add *</text:span></text:p>
      <text:p text:style-name="P3">pl-20@pl20-OptiPlex-3020:~/Fast$<text:span text:style-name="T1"> git commit -m "strong commit Message" </text:span></text:p>
      <text:p text:style-name="P3">[master (root-commit) 4c3479d] strong commit Message</text:p>
      <text:p text:style-name="P3"><text:s/>1 file changed, 45 insertions(+)</text:p>
      <text:p text:style-name="P3"><text:s/>create mode 100644<text:span text:style-name="T3"> index.html</text:span></text:p>
      <text:p text:style-name="P6"/>
      <text:p text:style-name="P3">pl-20@pl20-OptiPlex-3020:~/Fast$<text:span text:style-name="T1"> git push</text:span></text:p>
      <text:p text:style-name="P3">Username for 'https://github.com': OmShewale</text:p>
      <text:p text:style-name="P3">Password for 'https://OmShewale@github.com': <text:a xlink:type="simple" xlink:href="mailto:kbtug@25" text:style-name="Internet_20_link" text:visited-style-name="Visited_20_Internet_20_Link">kbtug@25</text:a></text:p>
      <text:p text:style-name="P3">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0T15:18:18.761977359</meta:creation-date>
    <dc:date>2023-03-10T15:31:58.823763438</dc:date>
    <meta:editing-duration>PT1M1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5" meta:word-count="145" meta:character-count="1516" meta:non-whitespace-character-count="1385"/>
  </office:meta>
</office:document-meta>
</file>